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438000038F47E5E75D2.svm" manifest:media-type=""/>
  <manifest:file-entry manifest:full-path="Pictures/2000000700002F7100005457306398A4.svm" manifest:media-type=""/>
  <manifest:file-entry manifest:full-path="Pictures/2000000900007CC0000039C75B79FE15.svm" manifest:media-type=""/>
  <manifest:file-entry manifest:full-path="Pictures/200000090000522B00002BEEFCCD3594.svm" manifest:media-type=""/>
  <manifest:file-entry manifest:full-path="Pictures/2000000900001F03000019BD1425C057.svm" manifest:media-type=""/>
  <manifest:file-entry manifest:full-path="Pictures/200000090000450B00003183F004D9A8.svm" manifest:media-type=""/>
  <manifest:file-entry manifest:full-path="Pictures/2000000900007D5F000022D5F0B52CA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0f538"/>
    </style:style>
    <style:style style:name="P2" style:family="paragraph" style:parent-style-name="Text_20_body">
      <style:text-properties officeooo:paragraph-rsid="00127b5b"/>
    </style:style>
    <style:style style:name="P3" style:family="paragraph" style:parent-style-name="Text_20_body">
      <style:text-properties officeooo:rsid="00127b5b" officeooo:paragraph-rsid="00127b5b"/>
    </style:style>
    <style:style style:name="P4" style:family="paragraph" style:parent-style-name="Text_20_body">
      <style:text-properties officeooo:paragraph-rsid="001487a9"/>
    </style:style>
    <style:style style:name="P5" style:family="paragraph" style:parent-style-name="Text_20_body">
      <style:text-properties officeooo:rsid="001487a9" officeooo:paragraph-rsid="001487a9"/>
    </style:style>
    <style:style style:name="P6" style:family="paragraph" style:parent-style-name="Text_20_body" style:list-style-name="L1"/>
    <style:style style:name="P7" style:family="paragraph" style:parent-style-name="Text_20_body" style:list-style-name="L2"/>
    <style:style style:name="P8" style:family="paragraph" style:parent-style-name="Heading_20_2">
      <style:paragraph-properties fo:break-before="page"/>
    </style:style>
    <style:style style:name="T1" style:family="text">
      <style:text-properties officeooo:rsid="0010f538"/>
    </style:style>
    <style:style style:name="T2" style:family="text">
      <style:text-properties officeooo:rsid="00127b5b"/>
    </style:style>
    <style:style style:name="T3" style:family="text">
      <style:text-properties officeooo:rsid="001487a9"/>
    </style:style>
    <style:style style:name="T4" style:family="text">
      <style:text-properties officeooo:rsid="0017a19e"/>
    </style:style>
    <style:style style:name="T5" style:family="text">
      <style:text-properties officeooo:rsid="001972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uide utilisateur de l'application de gestion des compte<text:span text:style-name="T5">s</text:span>-rendus des visiteurs aux médecins</text:h>
      <text:h text:style-name="Heading_20_2" text:outline-level="2">1ère étape :</text:h>
      <text:p text:style-name="Text_20_body"><text:tab/>Lors du chargement de l'application vous arrivez dans un premier temps sur l'interface de connexion, afin de vous identifier avec l'un des identifiants enregistrés dans la base de données.</text:p>
      <text:p text:style-name="Text_20_body">Par exemple la connexion pour un professeur est :</text:p>
      <text:p text:style-name="Text_20_body"><text:tab/>login : "prof"</text:p>
      <text:p text:style-name="Text_20_body"><text:tab/>mot de passe : "prof"</text:p>
      <text:p text:style-name="Text_20_body">Une fois connecté vous arrivez normalement sur la page d'accueil de l'application avec un message de bienvenue qui apparait en mode "overlay" que vous pouvez fermer.</text:p>
      <text:h text:style-name="Heading_20_2" text:outline-level="2">2ème étape :</text:h>
      <text:p text:style-name="Text_20_body"><text:tab/>L'application offre plusieurs actions, toutes accessible peu importe le compte utilisé. En voici une liste exhaustive :</text:p>
      <text:list xml:id="list208003858268011965" text:style-name="L1">
        <text:list-item>
          <text:p text:style-name="P6">Ajouter un compte rendu</text:p>
        </text:list-item>
        <text:list-item>
          <text:p text:style-name="P6">Afficher les comptes-rendus</text:p>
        </text:list-item>
        <text:list-item>
          <text:p text:style-name="P6">Rechercher un compte-rendu</text:p>
        </text:list-item>
        <text:list-item>
          <text:p text:style-name="P6">Ajouter un médecin</text:p>
        </text:list-item>
        <text:list-item>
          <text:p text:style-name="P6">Afficher les fiches médecins</text:p>
        </text:list-item>
      </text:list>
      <text:p text:style-name="Text_20_body">Vous allez trouver ci-dessous un guide d'utilisation pour chacune des fonctions listées.</text:p>
      <text:h text:style-name="Heading_20_2" text:outline-level="2"/>
      <text:h text:style-name="P8" text:outline-level="2">Ajouter un compte rendu</text:h>
      <text:p text:style-name="Text_20_body">Pour ajouter un compte, il vous suffit de remplir les champs affichés, à savoir que les champs sont pré-remplis de la date du jour, du premier visiteur de la liste (triée par ordre alphabétique des noms), du premier médecin de la liste (triée par ordre alphabétique des noms), ainsi qu'une liste des motif<text:span text:style-name="T5">s</text:span> de visite.<text:line-break/>Le champ bilan vous permet d'ajouter un commentaire, une note sur le compte-rendu, il ne peut pas être vide.</text:p>
      <text:p text:style-name="Text_20_body">Voici un exemple :</text:p>
      <text:p text:style-name="Text_20_body"><draw:frame draw:style-name="fr1" draw:name="images1" text:anchor-type="paragraph" svg:width="16.999cm" svg:height="12.19cm" draw:z-index="1"><draw:image xlink:href="Pictures/200000090000450B00003183F004D9A8.svm" xlink:type="simple" xlink:show="embed" xlink:actuate="onLoad"/></draw:frame></text:p>
      <text:p text:style-name="Text_20_body">Il ne vous reste qu'à cliquer sur le bouton enregistrer pour valider l'ajout de votre compte-rendu à la base de données.</text:p>
      <text:h text:style-name="P8" text:outline-level="2">Affichage des compte-rendu</text:h>
      <text:p text:style-name="Text_20_body">Cette fonction à pour but de vous faire une liste des différents compte<text:span text:style-name="T5">s</text:span>-rendu<text:span text:style-name="T5">s</text:span> enregistrés.</text:p>
      <text:p text:style-name="Text_20_body">Un système de pagination est mis en place en vous affichant deux compte<text:span text:style-name="T5">s</text:span>-rendu<text:span text:style-name="T5">s</text:span> par page.</text:p>
      <text:p text:style-name="Text_20_body">Lorsque vous arriverez à la dernière page, vous serez renvoyé à la première si vous tente<text:span text:style-name="T5">z</text:span> d'aller encore un cran plus loin.</text:p>
      <text:p text:style-name="P2">L<text:span text:style-name="T1">a</text:span> <text:span text:style-name="T1">date est </text:span>affich<text:span text:style-name="T5">ée</text:span> pour chaque compte-rendu, <text:span text:style-name="T2">au format année-mois-jour.</text:span></text:p>
      <text:p text:style-name="Text_20_body">Juste en dessous, vous est affiché le motif, puis le médecin concerné par la visite, et le commercial qui à effectu<text:span text:style-name="T5">é</text:span> la visite.</text:p>
      <text:p text:style-name="Text_20_body">Enfin le commentaire ou la note associé au compte-rendu</text:p>
      <text:p text:style-name="Text_20_body">Voici un exemple :</text:p>
      <text:p text:style-name="Text_20_body"><draw:frame draw:style-name="fr1" draw:name="images2" text:anchor-type="paragraph" svg:width="16.999cm" svg:height="7.872cm" draw:z-index="2"><draw:image xlink:href="Pictures/2000000900007CC0000039C75B79FE15.svm" xlink:type="simple" xlink:show="embed" xlink:actuate="onLoad"/></draw:frame></text:p>
      <text:p text:style-name="Text_20_body">Avec le système de pagination au bas de la page.</text:p>
      <text:h text:style-name="P8" text:outline-level="2">Rechercher un compte rendu</text:h>
      <text:p text:style-name="P1">Cette fonction à pour but de vous <text:span text:style-name="T1">permettre d'effectuer une recherche sur le contenu du bilan parmis les</text:span> compte<text:span text:style-name="T5">s</text:span>-rendu<text:span text:style-name="T5">s</text:span> enregistrés.</text:p>
      <text:p text:style-name="P2">Voici <text:span text:style-name="T2">comment elle se présente</text:span> :</text:p>
      <text:p text:style-name="P2"/>
      <text:p text:style-name="P3"><draw:frame draw:style-name="fr2" draw:name="images4" text:anchor-type="paragraph" svg:x="3.736cm" svg:y="-0.037cm" svg:width="7.939cm" svg:height="6.588cm" draw:z-index="3"><draw:image xlink:href="Pictures/2000000900001F03000019BD1425C057.svm" xlink:type="simple" xlink:show="embed" xlink:actuate="onLoad"/></draw:frame></text:p>
      <text:p text:style-name="P3">Le bouton "Fermer" va simplement fermer la fenêtre sans effectuer la recherche.</text:p>
      <text:p text:style-name="P3">Le bouton "Rechercher" va effectuer la recherche et vous afficher une liste de résultat en se basant sur le modèle d'affichage de la liste de tous les comptes-rendus.</text:p>
      <text:p text:style-name="P2">Un système de pagination est mis en place en vous affichant deux compte<text:span text:style-name="T5">s</text:span>-rendu<text:span text:style-name="T5">s</text:span> par page.</text:p>
      <text:p text:style-name="P1">Lorsque vous arriverez à la dernière page, vous serez renvoyé à la première si vous tenter d'aller encore un cran plus loin.</text:p>
      <text:p text:style-name="P2">L<text:span text:style-name="T1">a</text:span> <text:span text:style-name="T1">date est </text:span>afficher pour chaque compte-rendu, <text:span text:style-name="T2">au format année-mois-jour.</text:span></text:p>
      <text:p text:style-name="P1">Juste en dessous vous est affiché le motif, puis le médecin concerné par la visite, et le commercial qui à effectuer la visite.</text:p>
      <text:p text:style-name="P1">Enfin le commentaire ou la note associé au compte-rendu</text:p>
      <text:p text:style-name="P3">Voici le résultat de l'affichage de la recherche :</text:p>
      <text:p text:style-name="P3"><draw:frame draw:style-name="fr1" draw:name="images5" text:anchor-type="paragraph" svg:width="16.999cm" svg:height="4.722cm" draw:z-index="4"><draw:image xlink:href="Pictures/2000000900007D5F000022D5F0B52CA7.svm" xlink:type="simple" xlink:show="embed" xlink:actuate="onLoad"/></draw:frame></text:p>
      <text:p text:style-name="P1"/>
      <text:h text:style-name="Heading_20_2" text:outline-level="2"/>
      <text:h text:style-name="P8" text:outline-level="2">Ajouter un médecin</text:h>
      <text:p text:style-name="Text_20_body">Pour ajouter un médecin à la base de données, il vous suffit de remplir les champs affichés.</text:p>
      <text:p text:style-name="Text_20_body">Il faut donc lui ajouter :</text:p>
      <text:list xml:id="list7159215633239567393" text:style-name="L2">
        <text:list-item>
          <text:p text:style-name="P7">un nom</text:p>
        </text:list-item>
        <text:list-item>
          <text:p text:style-name="P7">un prénom</text:p>
        </text:list-item>
        <text:list-item>
          <text:p text:style-name="P7">une spécialité parmis la liste déroulante de choix</text:p>
        </text:list-item>
        <text:list-item>
          <text:p text:style-name="P7">une adresse</text:p>
        </text:list-item>
        <text:list-item>
          <text:p text:style-name="P7">une ville</text:p>
        </text:list-item>
        <text:list-item>
          <text:p text:style-name="P7">un code postal</text:p>
        </text:list-item>
        <text:list-item>
          <text:p text:style-name="P7">un numéro de téléphone au format français uniquement, tel que 06 07 05 09 08</text:p>
        </text:list-item>
        <text:list-item>
          <text:p text:style-name="P7">un département français hors DOM ou TOM</text:p>
        </text:list-item>
      </text:list>
      <text:p text:style-name="Text_20_body"><draw:frame draw:style-name="fr3" draw:name="images3" text:anchor-type="paragraph" svg:width="8.451cm" svg:height="15.09cm" draw:z-index="0"><draw:image xlink:href="Pictures/2000000700002F7100005457306398A4.svm" xlink:type="simple" xlink:show="embed" xlink:actuate="onLoad"/></draw:frame>Voici un exemple :</text:p>
      <text:p text:style-name="P4">Il ne vous reste qu'à cliquer sur le bouton enregistrer pour valider l'ajout d<text:span text:style-name="T3">'un nouveau médecin </text:span>à la base de données.</text:p>
      <text:h text:style-name="P8" text:outline-level="2">Afficher les fiches médecins</text:h>
      <text:p text:style-name="P4">Cette fonction à pour but de vous faire une liste des différent<text:span text:style-name="T3">e</text:span>s <text:span text:style-name="T3">fiches médecins déjà </text:span>enregistré<text:span text:style-name="T3">e</text:span>s <text:span text:style-name="T3">dans la base de données</text:span>.</text:p>
      <text:p text:style-name="P4">Un système de pagination est mis en place en vous affichant <text:span text:style-name="T3">4</text:span> <text:span text:style-name="T3">fiches </text:span>par page.</text:p>
      <text:p text:style-name="P4">Lorsque vous arriverez à la dernière page, vous serez renvoyé à la première si vous tenter d'aller encore un cran plus loin.</text:p>
      <text:p text:style-name="P5"><text:span text:style-name="T2">U</text:span>ne icone représentant un médecin est présente à coté de laquelle est affiché l'adresse du médecin ainsi que son numéro de téléphone.</text:p>
      <text:p text:style-name="P5">Puis on note la possibilitée de modifier les fiches médecins, on retrouve à droite de la fiche un bouton nous ammenant à la page de modification du médecin en question <text:span text:style-name="T4">avec les champs remplis</text:span>.</text:p>
      <text:p text:style-name="P4">Voici un exemple :</text:p>
      <text:p text:style-name="P5"><draw:frame draw:style-name="fr1" draw:name="images6" text:anchor-type="paragraph" svg:width="16.999cm" svg:height="9.088cm" draw:z-index="5"><draw:image xlink:href="Pictures/200000090000522B00002BEEFCCD3594.svm" xlink:type="simple" xlink:show="embed" xlink:actuate="onLoad"/></draw:frame>Et voilà comment se <text:s/>présente la page de modification du médecin :</text:p>
      <text:p text:style-name="P5"><draw:frame draw:style-name="fr4" draw:name="images7" text:anchor-type="paragraph" svg:width="10.119cm" svg:height="8.481cm" draw:z-index="6"><draw:image xlink:href="Pictures/2000000900004438000038F47E5E75D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21S</meta:editing-duration>
    <meta:editing-cycles>11</meta:editing-cycles>
    <meta:generator>LibreOffice/4.1.3.2$Windows_x86 LibreOffice_project/70feb7d99726f064edab4605a8ab840c50ec57a</meta:generator>
    <dc:date>2014-04-24T14:42:55.399000000</dc:date>
    <meta:document-statistic meta:table-count="0" meta:image-count="7" meta:object-count="0" meta:page-count="6" meta:paragraph-count="60" meta:word-count="746" meta:character-count="4340" meta:non-whitespace-character-count="3662"/>
    <meta:user-defined meta:name="Info 1"/>
    <meta:user-defined meta:name="Info 2"/>
    <meta:user-defined meta:name="Info 3"/>
    <meta:user-defined meta:name="Info 4"/>
  </office:meta>
</office:document-meta>
</file>